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2010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abota.ua</text:p>
          </table:table-cell>
          <table:table-cell table:style-name="ce2" office:value-type="float" office:value="978">
            <text:p>978</text:p>
          </table:table-cell>
          <table:table-cell table:number-columns-repeated="4"/>
          <table:table-cell table:style-name="ce1" office:value-type="string">
            <text:p>ProgJobs</text:p>
          </table:table-cell>
          <table:table-cell table:style-name="ce2" office:value-type="float" office:value="1000">
            <text:p>1000</text:p>
          </table:table-cell>
          <table:table-cell table:number-columns-repeated="3"/>
          <table:table-cell table:style-name="ce1" office:value-type="string">
            <text:p>Careers</text:p>
          </table:table-cell>
          <table:table-cell table:style-name="ce2" office:value-type="float" office:value="212">
            <text:p>212</text:p>
          </table:table-cell>
          <table:table-cell/>
        </table:table-row>
        <table:table-row table:style-name="ro1">
          <table:table-cell table:style-name="ce2" office:value-type="string">
            <text:p>Require TDD</text:p>
          </table:table-cell>
          <table:table-cell table:style-name="ce2" office:value-type="float" office:value="150">
            <text:p>150</text:p>
          </table:table-cell>
          <table:table-cell table:formula="of:=([.B2]/[.B1])*100" office:value-type="float" office:value="15.3374233128834">
            <text:p>15,34</text:p>
          </table:table-cell>
          <table:table-cell table:number-columns-repeated="3"/>
          <table:table-cell table:style-name="ce2" office:value-type="string">
            <text:p>Require TDD</text:p>
          </table:table-cell>
          <table:table-cell table:style-name="ce2" office:value-type="float" office:value="69">
            <text:p>69</text:p>
          </table:table-cell>
          <table:table-cell table:formula="of:=([.H2]/[.H1])*100" office:value-type="float" office:value="6.9">
            <text:p>6,9</text:p>
          </table:table-cell>
          <table:table-cell table:number-columns-repeated="2"/>
          <table:table-cell table:style-name="ce2" office:value-type="string">
            <text:p>Require TDD</text:p>
          </table:table-cell>
          <table:table-cell table:style-name="ce2" office:value-type="float" office:value="49">
            <text:p>49</text:p>
          </table:table-cell>
          <table:table-cell table:formula="of:=([.M2]/[.M1])*100" office:value-type="float" office:value="23.1132075471698">
            <text:p>23,11</text:p>
          </table:table-cell>
        </table:table-row>
        <table:table-row table:style-name="ro1">
          <table:table-cell table:style-name="ce2" office:value-type="string">
            <text:p>Does not require TDD</text:p>
          </table:table-cell>
          <table:table-cell table:style-name="ce2" table:formula="of:=[.B1]-[.B2]" office:value-type="float" office:value="828">
            <text:p>828</text:p>
          </table:table-cell>
          <table:table-cell table:formula="of:=([.B3]/[.B1])*100" office:value-type="float" office:value="84.6625766871166">
            <text:p>84,66</text:p>
          </table:table-cell>
          <table:table-cell table:number-columns-repeated="3"/>
          <table:table-cell table:style-name="ce2" office:value-type="string">
            <text:p>Does not require TDD</text:p>
          </table:table-cell>
          <table:table-cell table:style-name="ce2" table:formula="of:=1000-69" office:value-type="float" office:value="931">
            <text:p>931</text:p>
          </table:table-cell>
          <table:table-cell table:formula="of:=([.H3]/[.H1])*100" office:value-type="float" office:value="93.1">
            <text:p>93,1</text:p>
          </table:table-cell>
          <table:table-cell table:number-columns-repeated="2"/>
          <table:table-cell table:style-name="ce2" office:value-type="string">
            <text:p>Does not require TDD</text:p>
          </table:table-cell>
          <table:table-cell table:style-name="ce2" table:formula="of:=[.M1]-[.M2]" office:value-type="float" office:value="163">
            <text:p>163</text:p>
          </table:table-cell>
          <table:table-cell table:formula="of:=([.M3]/[.M1])*100" office:value-type="float" office:value="76.8867924528302">
            <text:p>76,89</text:p>
          </table:table-cell>
        </table:table-row>
        <table:table-row table:style-name="ro1">
          <table:table-cell>
            <draw:frame table:end-cell-address="'2010'.E19" table:end-x="2.132cm" table:end-y="0.313cm" draw:z-index="0" draw:style-name="gr1" svg:width="12.642cm" svg:height="6.986cm" svg:x="0cm" svg:y="0.102cm">
              <draw:object draw:notify-on-update-of-ranges="'2010'.A2:'2010'.A3 '2010'.B2:'2010'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2010'.L19" table:end-x="0.024cm" table:end-y="0.24cm" draw:z-index="1" draw:style-name="gr1" svg:width="12.908cm" svg:height="6.987cm" svg:x="2.143cm" svg:y="0.028cm">
              <draw:object draw:notify-on-update-of-ranges="'2010'.G2:'2010'.G3 '2010'.H1:'2010'.H1 '2010'.H2:'2010'.H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2010'.Q19" table:end-x="0.093cm" table:end-y="0.319cm" draw:z-index="4" draw:style-name="gr1" svg:width="12.792cm" svg:height="6.987cm" svg:x="0.069cm" svg:y="0.107cm">
              <draw:object draw:notify-on-update-of-ranges="'2010'.L2:'2010'.L3 '2010'.M2:'2010'.M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4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3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/>
        </table:table-row>
        <table:table-row table:style-name="ro1">
          <table:table-cell table:style-name="ce2" office:value-type="string">
            <text:p>Cpp</text:p>
          </table:table-cell>
          <table:table-cell table:style-name="ce2" office:value-type="float" office:value="36">
            <text:p>36</text:p>
          </table:table-cell>
          <table:table-cell table:number-columns-repeated="4"/>
          <table:table-cell table:style-name="ce2" office:value-type="string">
            <text:p>Cpp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Cpp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DotNet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DotNet</text:p>
          </table:table-cell>
          <table:table-cell table:style-name="ce2" office:value-type="float" office:value="4">
            <text:p>4</text:p>
          </table:table-cell>
          <table:table-cell table:number-columns-repeated="3"/>
          <table:table-cell table:style-name="ce2" office:value-type="string">
            <text:p>DotNet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66">
            <text:p>66</text:p>
          </table:table-cell>
          <table:table-cell table:number-columns-repeated="4"/>
          <table:table-cell table:style-name="ce2" office:value-type="string">
            <text:p>Java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Java</text:p>
          </table:table-cell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 table:style-name="ce2" office:value-type="string">
            <text:p>Other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Other</text:p>
          </table:table-cell>
          <table:table-cell table:style-name="ce2" office:value-type="float" office:value="49">
            <text:p>49</text:p>
          </table:table-cell>
          <table:table-cell table:number-columns-repeated="2"/>
          <table:table-cell>
            <draw:frame table:end-cell-address="'2010'.Q40" table:end-x="0.065cm" table:end-y="0.166cm" draw:z-index="5" draw:style-name="gr1" svg:width="13.033cm" svg:height="6.999cm" svg:x="2.058cm" svg:y="0.393cm">
              <draw:object draw:notify-on-update-of-ranges="'2010'.L21:'2010'.L24 '2010'.M20:'2010'.M20 '2010'.M21:'2010'.M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2" office:value-type="string">
            <text:p>Other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>
            <draw:frame table:end-cell-address="'2010'.F40" table:end-x="0.014cm" table:end-y="0.26cm" draw:z-index="2" draw:style-name="gr1" svg:width="12.782cm" svg:height="6.999cm" svg:x="0cm" svg:y="0.035cm">
              <draw:object draw:notify-on-update-of-ranges="'2010'.A21:'2010'.A24 '2010'.B20:'2010'.B20 '2010'.B21:'2010'.B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'2010'.K40" table:end-x="2.087cm" table:end-y="0.238cm" draw:z-index="3" draw:style-name="gr1" svg:width="12.746cm" svg:height="6.999cm" svg:x="2.11cm" svg:y="0.013cm">
              <draw:object draw:notify-on-update-of-ranges="'2010'.G21:'2010'.G24 '2010'.H20:'2010'.H20 '2010'.H21:'2010'.H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</table:table>
      <table:table table:name="2012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abota.ua</text:p>
          </table:table-cell>
          <table:table-cell table:style-name="ce2" office:value-type="float" office:value="1067">
            <text:p>1067</text:p>
          </table:table-cell>
          <table:table-cell table:number-columns-repeated="3"/>
          <table:table-cell table:style-name="ce1" office:value-type="string">
            <text:p>Careers</text:p>
          </table:table-cell>
          <table:table-cell table:style-name="ce2" office:value-type="float" office:value="560">
            <text:p>560</text:p>
          </table:table-cell>
          <table:table-cell/>
        </table:table-row>
        <table:table-row table:style-name="ro1">
          <table:table-cell table:style-name="ce2" office:value-type="string">
            <text:p>Require TDD</text:p>
          </table:table-cell>
          <table:table-cell table:style-name="ce2" office:value-type="float" office:value="77">
            <text:p>77</text:p>
          </table:table-cell>
          <table:table-cell table:formula="of:=([.B2]/[.B1])*100" office:value-type="float" office:value="7.21649484536082">
            <text:p>7,22</text:p>
          </table:table-cell>
          <table:table-cell table:number-columns-repeated="2"/>
          <table:table-cell table:style-name="ce2" office:value-type="string">
            <text:p>Require TDD</text:p>
          </table:table-cell>
          <table:table-cell table:style-name="ce2" office:value-type="float" office:value="127">
            <text:p>127</text:p>
          </table:table-cell>
          <table:table-cell table:formula="of:=([.G2]/[.G1])*100" office:value-type="float" office:value="22.6785714285714">
            <text:p>22,68</text:p>
          </table:table-cell>
        </table:table-row>
        <table:table-row table:style-name="ro1">
          <table:table-cell table:style-name="ce2" office:value-type="string">
            <text:p>Does not require TDD</text:p>
          </table:table-cell>
          <table:table-cell table:style-name="ce2" table:formula="of:=[.B1]-[.B2]" office:value-type="float" office:value="990">
            <text:p>990</text:p>
          </table:table-cell>
          <table:table-cell table:formula="of:=([.B3]/[.B1])*100" office:value-type="float" office:value="92.7835051546392">
            <text:p>92,78</text:p>
          </table:table-cell>
          <table:table-cell table:number-columns-repeated="2"/>
          <table:table-cell table:style-name="ce2" office:value-type="string">
            <text:p>Does not require TDD</text:p>
          </table:table-cell>
          <table:table-cell table:style-name="ce2" table:formula="of:=[.G1]-[.G2]" office:value-type="float" office:value="433">
            <text:p>433</text:p>
          </table:table-cell>
          <table:table-cell table:formula="of:=([.G3]/[.G1])*100" office:value-type="float" office:value="77.3214285714286">
            <text:p>77,32</text:p>
          </table:table-cell>
        </table:table-row>
        <table:table-row table:style-name="ro1">
          <table:table-cell>
            <draw:frame table:end-cell-address="'2012'.E19" table:end-x="1.318cm" table:end-y="0.266cm" draw:z-index="0" draw:style-name="gr1" svg:width="11.745cm" svg:height="6.934cm" svg:x="0.083cm" svg:y="0.107cm">
              <draw:object draw:notify-on-update-of-ranges="'2012'.C2:'2012'.C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>
            <draw:frame table:end-cell-address="'2012'.H19" table:end-x="1.242cm" table:end-y="0.113cm" draw:z-index="1" draw:style-name="gr1" svg:width="10.093cm" svg:height="6.881cm" svg:x="1.659cm" svg:y="0.007cm">
              <draw:object draw:notify-on-update-of-ranges="'2012'.H2:'2012'.H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3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/>
        </table:table-row>
        <table:table-row table:style-name="ro1">
          <table:table-cell table:style-name="ce2" office:value-type="string">
            <text:p>Cpp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style-name="ce2" office:value-type="string">
            <text:p>Cpp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style-name="ce2" office:value-type="string">
            <text:p>DotNet</text:p>
          </table:table-cell>
          <table:table-cell table:style-name="ce2" office:value-type="float" office:value="34">
            <text:p>34</text:p>
          </table:table-cell>
          <table:table-cell table:number-columns-repeated="3"/>
          <table:table-cell table:style-name="ce2" office:value-type="string">
            <text:p>DotNet</text:p>
          </table:table-cell>
          <table:table-cell table:style-name="ce2" office:value-type="float" office:value="46">
            <text:p>46</text:p>
          </table:table-cell>
          <table:table-cell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42">
            <text:p>42</text:p>
          </table:table-cell>
          <table:table-cell table:number-columns-repeated="3"/>
          <table:table-cell table:style-name="ce2" office:value-type="string">
            <text:p>Java</text:p>
          </table:table-cell>
          <table:table-cell table:style-name="ce2" office:value-type="float" office:value="64">
            <text:p>64</text:p>
          </table:table-cell>
          <table:table-cell/>
        </table:table-row>
        <table:table-row table:style-name="ro1">
          <table:table-cell table:style-name="ce2" office:value-type="string">
            <text:p>Other</text:p>
          </table:table-cell>
          <table:table-cell table:style-name="ce2" office:value-type="float" office:value="0">
            <text:p>0</text:p>
          </table:table-cell>
          <table:table-cell table:number-columns-repeated="3"/>
          <table:table-cell table:style-name="ce2" office:value-type="string">
            <text:p>Other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>
            <draw:frame table:end-cell-address="'2012'.E45" table:end-x="2.237cm" table:end-y="0.107cm" draw:z-index="2" draw:style-name="gr1" svg:width="12.636cm" svg:height="8.979cm" svg:x="0.111cm" svg:y="0.16cm">
              <draw:object draw:notify-on-update-of-ranges="'2012'.A21:'2012'.A24 '2012'.B21:'2012'.B2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>
            <draw:frame table:end-cell-address="'2012'.J45" table:end-x="2.116cm" table:end-y="0.014cm" draw:z-index="3" draw:style-name="gr1" svg:width="12.698cm" svg:height="8.999cm" svg:x="2.186cm" svg:y="0.047cm">
              <draw:object draw:notify-on-update-of-ranges="'2012'.F21:'2012'.F24 '2012'.G21:'2012'.G2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'2012'.F1:'2012'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20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0:13:45.43</meta:creation-date>
    <meta:editing-duration>PT13H56M</meta:editing-duration>
    <meta:editing-cycles>13</meta:editing-cycles>
    <meta:generator>OpenOffice.org/3.3$Win32 OpenOffice.org_project/330m20$Build-9567</meta:generator>
    <meta:initial-creator>Alexander Beletsky</meta:initial-creator>
    <dc:date>2012-06-05T20:34:51.11</dc:date>
    <dc:creator>Alexander Beletsky</dc:creator>
    <meta:document-statistic meta:table-count="3" meta:cell-count="9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43cm" svg:height="6.987cm" xlink:href=".." xlink:type="simple" chart:class="chart:circle" chart:style-name="ch1">
        <chart:legend chart:legend-position="end" svg:x="9.228cm" svg:y="3.024cm" chart:style-name="ch2"/>
        <chart:plot-area chart:style-name="ch3" table:cell-range-address="'2010'.A2:'2010'.B3" chart:data-source-has-labels="column" svg:x="0.252cm" svg:y="0.552cm" svg:width="8.724cm" svg:height="6.296cm">
          <chartooo:coordinate-region svg:x="1.467cm" svg:y="0.553cm" svg:width="6.294cm" svg:height="6.294cm"/>
          <chart:axis chart:dimension="x" chart:name="primary-x" chart:style-name="ch4">
            <chart:categories table:cell-range-address="'2010'.A2:'2010'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B2:'2010'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  <draw:g>
                  <svg:desc>'2010'.A2:'2010'.A3</svg:desc>
                </draw:g>
              </table:table-cell>
              <table:table-cell office:value-type="float" office:value="150">
                <text:p>150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99cm" svg:height="9cm" xlink:href=".." xlink:type="simple" chart:class="chart:bar" chart:style-name="ch1">
        <chart:title svg:x="2.601cm" svg:y="0.316cm" chart:style-name="ch2">
          <text:p>careers.stackoverflow by technologies</text:p>
        </chart:title>
        <chart:plot-area chart:style-name="ch3" table:cell-range-address="'2012'.F21:'2012'.G24" chart:data-source-has-labels="column" svg:x="0.703cm" svg:y="1.635cm" svg:width="11.49cm" svg:height="6.765cm">
          <chartooo:coordinate-region svg:x="1.324cm" svg:y="1.847cm" svg:width="10.869cm" svg:height="5.88cm"/>
          <chart:axis chart:dimension="x" chart:name="primary-x" chart:style-name="ch4">
            <chart:categories table:cell-range-address="'2012'.F21:'2012'.F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2'.G21:'2012'.G2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2'.F21:'2012'.F24</svg:desc>
                </draw:g>
              </table:table-cell>
              <table:table-cell office:value-type="float" office:value="14">
                <text:p>14</text:p>
                <draw:g>
                  <svg:desc>'2012'.G21:'2012'.G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09cm" svg:height="6.988cm" xlink:href=".." xlink:type="simple" chart:class="chart:circle" chart:style-name="ch1">
        <chart:legend chart:legend-position="end" svg:x="9.494cm" svg:y="3.025cm" chart:style-name="ch2"/>
        <chart:plot-area chart:style-name="ch3" table:cell-range-address="'2010'.G2:'2010'.H3 '2010'.H1:'2010'.H1" chart:data-source-has-labels="both" svg:x="0.258cm" svg:y="0.552cm" svg:width="8.978cm" svg:height="6.297cm">
          <chartooo:coordinate-region svg:x="1.599cm" svg:y="0.553cm" svg:width="6.296cm" svg:height="6.296cm"/>
          <chart:axis chart:dimension="x" chart:name="primary-x" chart:style-name="ch4">
            <chart:categories table:cell-range-address="'2010'.G2:'2010'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H2:'2010'.H3" chart:label-cell-address="'2010'.H1:'2010'.H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'2010'.H1:'201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  <draw:g>
                  <svg:desc>'2010'.G2:'2010'.G3</svg:desc>
                </draw:g>
              </table:table-cell>
              <table:table-cell office:value-type="float" office:value="69">
                <text:p>69</text:p>
                <draw:g>
                  <svg:desc>'2010'.H2:'2010'.H3</svg:desc>
                </draw:g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931">
                <text:p>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83cm" svg:height="7cm" xlink:href=".." xlink:type="simple" chart:class="chart:bar" chart:style-name="ch1">
        <chart:legend chart:legend-position="end" svg:x="11.061cm" svg:y="3.237cm" chart:style-name="ch2"/>
        <chart:plot-area chart:style-name="ch3" table:cell-range-address="'2010'.A21:'2010'.B24 '2010'.B20:'2010'.B20" chart:data-source-has-labels="both" svg:x="0.705cm" svg:y="0.695cm" svg:width="9.846cm" svg:height="5.745cm">
          <chartooo:coordinate-region svg:x="1.274cm" svg:y="0.881cm" svg:width="9.277cm" svg:height="4.939cm"/>
          <chart:axis chart:dimension="x" chart:name="primary-x" chart:style-name="ch4">
            <chart:categories table:cell-range-address="'2010'.A21:'201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B21:'2010'.B24" chart:label-cell-address="'2010'.B20:'2010'.B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'2010'.B20:'2010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0'.A21:'2010'.A24</svg:desc>
                </draw:g>
              </table:table-cell>
              <table:table-cell office:value-type="float" office:value="36">
                <text:p>36</text:p>
                <draw:g>
                  <svg:desc>'2010'.B21:'2010'.B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7cm" svg:height="7cm" xlink:href=".." xlink:type="simple" chart:class="chart:bar" chart:style-name="ch1">
        <chart:legend chart:legend-position="end" svg:x="11.025cm" svg:y="3.237cm" chart:style-name="ch2"/>
        <chart:plot-area chart:style-name="ch3" table:cell-range-address="'2010'.G21:'2010'.H24 '2010'.H20:'2010'.H20" chart:data-source-has-labels="both" svg:x="0.704cm" svg:y="0.695cm" svg:width="9.813cm" svg:height="5.745cm">
          <chartooo:coordinate-region svg:x="1.273cm" svg:y="0.881cm" svg:width="9.244cm" svg:height="4.939cm"/>
          <chart:axis chart:dimension="x" chart:name="primary-x" chart:style-name="ch4">
            <chart:categories table:cell-range-address="'2010'.G21:'2010'.G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H21:'2010'.H24" chart:label-cell-address="'2010'.H20:'2010'.H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'2010'.H20:'2010'.H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0'.G21:'2010'.G24</svg:desc>
                </draw:g>
              </table:table-cell>
              <table:table-cell office:value-type="float" office:value="8">
                <text:p>8</text:p>
                <draw:g>
                  <svg:desc>'2010'.H21:'2010'.H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93cm" svg:height="6.988cm" xlink:href=".." xlink:type="simple" chart:class="chart:circle" chart:style-name="ch1">
        <chart:legend chart:legend-position="end" svg:x="9.378cm" svg:y="3.025cm" chart:style-name="ch2"/>
        <chart:plot-area chart:style-name="ch3" table:cell-range-address="'2010'.L2:'2010'.M3" chart:data-source-has-labels="column" svg:x="0.255cm" svg:y="0.552cm" svg:width="8.868cm" svg:height="6.297cm">
          <chartooo:coordinate-region svg:x="1.541cm" svg:y="0.553cm" svg:width="6.296cm" svg:height="6.296cm"/>
          <chart:axis chart:dimension="x" chart:name="primary-x" chart:style-name="ch4">
            <chart:categories table:cell-range-address="'2010'.L2:'2010'.L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M2:'2010'.M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  <draw:g>
                  <svg:desc>'2010'.L2:'2010'.L3</svg:desc>
                </draw:g>
              </table:table-cell>
              <table:table-cell office:value-type="float" office:value="49">
                <text:p>49</text:p>
                <draw:g>
                  <svg:desc>'2010'.M2:'2010'.M3</svg:desc>
                </draw:g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4cm" svg:height="7cm" xlink:href=".." xlink:type="simple" chart:class="chart:bar" chart:style-name="ch1">
        <chart:legend chart:legend-position="end" svg:x="11.312cm" svg:y="3.237cm" chart:style-name="ch2"/>
        <chart:plot-area chart:style-name="ch3" table:cell-range-address="'2010'.L21:'2010'.M24 '2010'.M20:'2010'.M20" chart:data-source-has-labels="both" svg:x="0.71cm" svg:y="0.695cm" svg:width="10.082cm" svg:height="5.745cm">
          <chartooo:coordinate-region svg:x="1.279cm" svg:y="0.881cm" svg:width="9.513cm" svg:height="4.939cm"/>
          <chart:axis chart:dimension="x" chart:name="primary-x" chart:style-name="ch4">
            <chart:categories table:cell-range-address="'2010'.L21:'2010'.L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M21:'2010'.M24" chart:label-cell-address="'2010'.M20:'2010'.M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'2010'.M20:'2010'.M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0'.L21:'2010'.L24</svg:desc>
                </draw:g>
              </table:table-cell>
              <table:table-cell office:value-type="float" office:value="3">
                <text:p>3</text:p>
                <draw:g>
                  <svg:desc>'2010'.M21:'2010'.M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46cm" svg:height="6.935cm" xlink:href=".." xlink:type="simple" chart:class="chart:circle" chart:style-name="ch1">
        <chart:title svg:x="3.686cm" svg:y="0.274cm" chart:style-name="ch2">
          <text:p>rabota.ua tdd demand</text:p>
        </chart:title>
        <chart:plot-area chart:style-name="ch3" table:cell-range-address="'2012'.C2:'2012'.C3" svg:x="0.234cm" svg:y="1.329cm" svg:width="11.278cm" svg:height="5.468cm">
          <chartooo:coordinate-region svg:x="3.139cm" svg:y="1.33cm" svg:width="5.467cm" svg:height="5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2'.C2:'2012'.C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1649484536082">
                <text:p>7.21649484536082</text:p>
                <draw:g>
                  <svg:desc>'2012'.C2:'2012'.C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7835051546392">
                <text:p>92.78350515463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94cm" svg:height="6.882cm" xlink:href=".." xlink:type="simple" chart:class="chart:circle" chart:style-name="ch1">
        <chart:title svg:x="1.749cm" svg:y="0.273cm" chart:style-name="ch2">
          <text:p>careers.stackoverlow tdd demand</text:p>
        </chart:title>
        <chart:plot-area chart:style-name="ch3" table:cell-range-address="'2012'.H2:'2012'.H3" svg:x="0.201cm" svg:y="1.326cm" svg:width="9.692cm" svg:height="5.419cm">
          <chartooo:coordinate-region svg:x="2.338cm" svg:y="1.327cm" svg:width="5.417cm" svg:height="5.4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2'.H2:'2012'.H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6785714285714">
                <text:p>22.6785714285714</text:p>
                <draw:g>
                  <svg:desc>'2012'.H2:'2012'.H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3214285714286">
                <text:p>77.32142857142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37cm" svg:height="8.98cm" xlink:href=".." xlink:type="simple" chart:class="chart:bar" chart:style-name="ch1">
        <chart:title svg:x="3.748cm" svg:y="0.315cm" chart:style-name="ch2">
          <text:p>rabota.ua by technologies</text:p>
        </chart:title>
        <chart:plot-area chart:style-name="ch3" table:cell-range-address="'2012'.A21:'2012'.B24" chart:data-source-has-labels="column" svg:x="0.702cm" svg:y="1.631cm" svg:width="11.431cm" svg:height="6.75cm">
          <chartooo:coordinate-region svg:x="1.323cm" svg:y="1.844cm" svg:width="10.81cm" svg:height="5.864cm"/>
          <chart:axis chart:dimension="x" chart:name="primary-x" chart:style-name="ch4">
            <chart:categories table:cell-range-address="'2012'.A21:'2012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2'.B21:'2012'.B2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2'.A21:'2012'.A24</svg:desc>
                </draw:g>
              </table:table-cell>
              <table:table-cell office:value-type="float" office:value="1">
                <text:p>1</text:p>
                <draw:g>
                  <svg:desc>'2012'.B21:'2012'.B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